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BAGPA</text:p>
          </table:table-cell>
          <table:table-cell office:value-type="string" calcext:value-type="string">
            <text:p>MGMAT</text:p>
          </table:table-cell>
          <table:table-cell office:value-type="string" calcext:value-type="string">
            <text:p>VGMAT</text:p>
          </table:table-cell>
          <table:table-cell office:value-type="string" calcext:value-type="string">
            <text:p>UGGPA</text:p>
          </table:table-cell>
          <table:table-cell office:value-type="string" calcext:value-type="string">
            <text:p>DEGRE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.85" calcext:value-type="float">
            <text:p>3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.56" calcext:value-type="float">
            <text:p>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.72" calcext:value-type="float">
            <text:p>3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.35" calcext:value-type="float">
            <text:p>3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.66" calcext:value-type="float">
            <text:p>3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.29" calcext:value-type="float">
            <text:p>3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.25" calcext:value-type="float">
            <text:p>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.48" calcext:value-type="float">
            <text:p>3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.06" calcext:value-type="float">
            <text:p>3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.74" calcext:value-type="float">
            <text:p>3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.67" calcext:value-type="float">
            <text:p>2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.04" calcext:value-type="float">
            <text:p>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3.66" calcext:value-type="float">
            <text:p>3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.15" calcext:value-type="float">
            <text:p>3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.38" calcext:value-type="float">
            <text:p>3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.74" calcext:value-type="float">
            <text:p>2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.87" calcext:value-type="float">
            <text:p>2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15:30:20.351178587</meta:creation-date>
    <dc:date>2022-10-28T15:31:28.919623776</dc:date>
    <meta:editing-duration>PT1M9S</meta:editing-duration>
    <meta:editing-cycles>1</meta:editing-cycles>
    <meta:generator>LibreOffice/7.3.5.2$Linux_X86_64 LibreOffice_project/184fe81b8c8c30d8b5082578aee2fed2ea847c01</meta:generator>
    <meta:document-statistic meta:table-count="1" meta:cell-count="125" meta:object-count="0"/>
  </office:meta>
</office:document-meta>
</file>